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7cm" style:rel-column-width="1189*"/>
    </style:style>
    <style:style style:name="Tableau1.B" style:family="table-column">
      <style:table-column-properties style:column-width="5.812cm" style:rel-column-width="3295*"/>
    </style:style>
    <style:style style:name="Tableau1.C" style:family="table-column">
      <style:table-column-properties style:column-width="9.091cm" style:rel-column-width="5154*"/>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Footnote">
      <style:text-properties officeooo:rsid="002313bf" officeooo:paragraph-rsid="002313bf"/>
    </style:style>
    <style:style style:name="P2" style:family="paragraph" style:parent-style-name="Standard">
      <style:paragraph-properties fo:text-align="center" style:justify-single-word="false"/>
      <style:text-properties fo:font-size="11pt" officeooo:rsid="001eca6e" officeooo:paragraph-rsid="001fba27" style:font-size-asian="11pt" style:font-size-complex="11pt"/>
    </style:style>
    <style:style style:name="P3" style:family="paragraph" style:parent-style-name="Standard">
      <style:paragraph-properties fo:text-align="justify" style:justify-single-word="false"/>
      <style:text-properties fo:font-size="11pt" officeooo:rsid="001eca6e" officeooo:paragraph-rsid="001fba27" style:font-size-asian="11pt" style:font-size-complex="11pt"/>
    </style:style>
    <style:style style:name="P4" style:family="paragraph" style:parent-style-name="Standard">
      <style:paragraph-properties fo:margin-left="1.251cm" fo:margin-right="0cm" fo:text-align="justify" style:justify-single-word="false" fo:text-indent="0cm" style:auto-text-indent="false"/>
      <style:text-properties fo:font-size="11pt" officeooo:rsid="001eca6e" officeooo:paragraph-rsid="001fba27" style:font-size-asian="11pt" style:font-size-complex="11pt"/>
    </style:style>
    <style:style style:name="P5" style:family="paragraph" style:parent-style-name="Standard">
      <style:paragraph-properties fo:text-align="justify" style:justify-single-word="false"/>
      <style:text-properties fo:font-size="11pt" officeooo:rsid="001d0d12" officeooo:paragraph-rsid="001fba27" style:font-size-asian="11pt" style:font-size-complex="11pt"/>
    </style:style>
    <style:style style:name="P6" style:family="paragraph" style:parent-style-name="Standard">
      <style:paragraph-properties fo:text-align="justify" style:justify-single-word="false"/>
      <style:text-properties fo:font-size="11pt" officeooo:rsid="0020dd66" officeooo:paragraph-rsid="0020dd66" style:font-size-asian="11pt" style:font-size-complex="11pt"/>
    </style:style>
    <style:style style:name="P7" style:family="paragraph" style:parent-style-name="Standard">
      <style:paragraph-properties fo:text-align="justify" style:justify-single-word="false"/>
      <style:text-properties fo:font-size="11pt" officeooo:rsid="0022b677" officeooo:paragraph-rsid="0022b677" style:font-size-asian="11pt" style:font-size-complex="11pt"/>
    </style:style>
    <style:style style:name="P8" style:family="paragraph" style:parent-style-name="Standard">
      <style:paragraph-properties fo:text-align="justify" style:justify-single-word="false"/>
      <style:text-properties fo:font-size="11pt" officeooo:rsid="002313bf" officeooo:paragraph-rsid="002313bf" style:font-size-asian="11pt" style:font-size-complex="11pt"/>
    </style:style>
    <style:style style:name="P9" style:family="paragraph" style:parent-style-name="Standard">
      <style:text-properties fo:font-size="11pt" fo:font-weight="bold" officeooo:rsid="001d0d12" officeooo:paragraph-rsid="001fba27"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1eca6e" officeooo:paragraph-rsid="001fba27" style:font-size-asian="11pt" style:font-weight-asian="bold" style:font-size-complex="11pt"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fo:font-size="11pt" fo:font-weight="bold" officeooo:rsid="0026b650" officeooo:paragraph-rsid="0026b650" style:font-size-asian="11pt" style:font-weight-asian="bold" style:font-size-complex="11pt" style:font-weight-complex="bold"/>
    </style:style>
    <style:style style:name="P12" style:family="paragraph" style:parent-style-name="Standard">
      <style:paragraph-properties fo:margin-left="0cm" fo:margin-right="0cm" fo:text-align="justify" style:justify-single-word="false" fo:text-indent="0cm" style:auto-text-indent="false"/>
      <style:text-properties fo:font-size="11pt" fo:font-weight="bold" officeooo:rsid="0026b650" officeooo:paragraph-rsid="0026b650" style:font-size-asian="11pt" style:font-weight-asian="bold" style:font-size-complex="11pt" style:font-weight-complex="bold"/>
    </style:style>
    <style:style style:name="P13" style:family="paragraph" style:parent-style-name="Standard">
      <style:paragraph-properties fo:text-align="end" style:justify-single-word="false"/>
      <style:text-properties fo:font-size="11pt" fo:font-style="italic" officeooo:rsid="001eca6e" officeooo:paragraph-rsid="001fba27" style:font-size-asian="11pt" style:font-style-asian="italic" style:font-size-complex="11pt" style:font-style-complex="italic"/>
    </style:style>
    <style:style style:name="P14" style:family="paragraph" style:parent-style-name="Standard">
      <style:paragraph-properties fo:margin-left="0cm" fo:margin-right="0cm" fo:text-align="justify" style:justify-single-word="false" fo:text-indent="0cm" style:auto-text-indent="false"/>
      <style:text-properties fo:font-size="11pt" fo:font-weight="normal" officeooo:rsid="0026b650" officeooo:paragraph-rsid="0026b650"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fo:font-size="22pt" fo:font-weight="bold" officeooo:rsid="001eca6e" officeooo:paragraph-rsid="001fba27" style:font-size-asian="22pt" style:font-weight-asian="bold" style:font-size-complex="22pt" style:font-weight-complex="bold"/>
    </style:style>
    <style:style style:name="P16" style:family="paragraph" style:parent-style-name="Standard">
      <style:paragraph-properties fo:text-align="justify" style:justify-single-word="false"/>
      <style:text-properties fo:font-size="10pt" fo:font-weight="bold" officeooo:rsid="001eca6e" officeooo:paragraph-rsid="001fba27"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fo:font-weight="normal" officeooo:rsid="001fba27" officeooo:paragraph-rsid="001fba27" style:font-size-asian="10pt" style:font-weight-asian="normal" style:font-size-complex="10pt" style:font-weight-complex="normal"/>
    </style:style>
    <style:style style:name="P18" style:family="paragraph" style:parent-style-name="Standard">
      <style:text-properties officeooo:paragraph-rsid="001fba27"/>
    </style:style>
    <style:style style:name="P19" style:family="paragraph" style:parent-style-name="Table_20_Contents">
      <style:paragraph-properties fo:text-align="justify" style:justify-single-word="false"/>
      <style:text-properties fo:font-size="10pt" officeooo:rsid="001fba27" officeooo:paragraph-rsid="001fba27" style:font-size-asian="10pt" style:font-size-complex="10pt"/>
    </style:style>
    <style:style style:name="P20" style:family="paragraph" style:parent-style-name="Table_20_Contents">
      <style:paragraph-properties fo:text-align="justify" style:justify-single-word="false"/>
      <style:text-properties fo:font-size="10pt" style:font-size-asian="10pt" style:font-size-complex="10pt"/>
    </style:style>
    <style:style style:name="P21"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3" style:family="paragraph" style:parent-style-name="Table_20_Contents">
      <style:paragraph-properties fo:text-align="justify" style:justify-single-word="false"/>
      <style:text-properties fo:font-size="9pt" style:font-size-asian="9pt" style:font-size-complex="9pt"/>
    </style:style>
    <style:style style:name="P24" style:family="paragraph" style:parent-style-name="Table_20_Contents">
      <style:paragraph-properties fo:text-align="end" style:justify-single-word="false"/>
      <style:text-properties fo:font-size="9pt" fo:font-style="italic" style:font-size-asian="9pt" style:font-style-asian="italic" style:font-size-complex="9pt" style:font-style-complex="italic"/>
    </style:style>
    <style:style style:name="T1" style:family="text">
      <style:text-properties fo:font-weight="bold" style:font-weight-asian="bold" style:font-weight-complex="bold"/>
    </style:style>
    <style:style style:name="T2" style:family="text">
      <style:text-properties fo:font-weight="bold" officeooo:rsid="0021de9e" style:font-weight-asian="bold" style:font-weight-complex="bold"/>
    </style:style>
    <style:style style:name="T3" style:family="text">
      <style:text-properties officeooo:rsid="001eca6e"/>
    </style:style>
    <style:style style:name="T4" style:family="text">
      <style:text-properties officeooo:rsid="0021de9e"/>
    </style:style>
    <style:style style:name="T5" style:family="text">
      <style:text-properties officeooo:rsid="001fba27"/>
    </style:style>
    <style:style style:name="T6" style:family="text">
      <style:text-properties fo:font-size="9pt" style:font-size-asian="9pt" style:font-size-complex="9pt"/>
    </style:style>
    <style:style style:name="T7" style:family="text">
      <style:text-properties officeooo:rsid="0020dd66"/>
    </style:style>
    <style:style style:name="T8" style:family="text">
      <style:text-properties fo:font-style="italic" style:font-style-asian="italic" style:font-style-complex="italic"/>
    </style:style>
    <style:style style:name="T9" style:family="text">
      <style:text-properties fo:font-style="italic" officeooo:rsid="0020dd66" style:font-style-asian="italic" style:font-style-complex="italic"/>
    </style:style>
    <style:style style:name="T10" style:family="text">
      <style:text-properties fo:font-style="italic" officeooo:rsid="002313bf" style:font-style-asian="italic" style:font-style-complex="italic"/>
    </style:style>
    <style:style style:name="T11" style:family="text">
      <style:text-properties fo:font-style="italic" officeooo:rsid="00237a3d" style:font-style-asian="italic" style:font-style-complex="italic"/>
    </style:style>
    <style:style style:name="T12" style:family="text">
      <style:text-properties officeooo:rsid="0022b677"/>
    </style:style>
    <style:style style:name="T13" style:family="text">
      <style:text-properties fo:font-style="normal" style:font-style-asian="normal" style:font-style-complex="normal"/>
    </style:style>
    <style:style style:name="T14" style:family="text">
      <style:text-properties officeooo:rsid="002313bf"/>
    </style:style>
    <style:style style:name="T15" style:family="text">
      <style:text-properties officeooo:rsid="00237a3d"/>
    </style:style>
    <style:style style:name="T16" style:family="text">
      <style:text-properties officeooo:rsid="0026b650"/>
    </style:style>
    <style:style style:name="T17" style:family="text">
      <style:text-properties fo:font-weight="normal" style:font-weight-asian="normal" style:font-weight-complex="normal"/>
    </style:style>
    <style:style style:name="T18" style:family="text">
      <style:text-properties fo:font-weight="normal" officeooo:rsid="0028319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éance d’introduction – <text:span text:style-name="T5">1e HLP</text:span></text:p>
      <text:p text:style-name="P18"/>
      <text:p text:style-name="P18"/>
      <text:p text:style-name="P18"/>
      <text:p text:style-name="P9"><text:span text:style-name="T3">I. Le p</text:span>rogramme de l’année</text:p>
      <text:p text:style-name="P5"/>
      <table:table table:name="Tableau1" table:style-name="Tableau1">
        <table:table-column table:style-name="Tableau1.A"/>
        <table:table-column table:style-name="Tableau1.B"/>
        <table:table-column table:style-name="Tableau1.C"/>
        <table:table-row table:style-name="TableLine1737721015136">
          <table:table-cell table:style-name="Tableau1.A1" office:value-type="string">
            <text:p text:style-name="P19">Semestre 1</text:p>
          </table:table-cell>
          <table:table-cell table:style-name="Tableau1.A1" office:value-type="string">
            <text:p text:style-name="P21">Les représentations du monde</text:p>
            <text:p text:style-name="P23"/>
            <text:p text:style-name="P24">→ Renaissance, Âge classique, Lumières</text:p>
          </table:table-cell>
          <table:table-cell table:style-name="Tableau1.C1" office:value-type="string">
            <text:p text:style-name="P20">- Découverte du monde et pluralité des cultures</text:p>
            <text:p text:style-name="P20">- Décrire, figurer, imaginer</text:p>
            <text:p text:style-name="P20">- L’homme et l’animal</text:p>
          </table:table-cell>
        </table:table-row>
        <table:table-row table:style-name="TableLine1737721015136">
          <table:table-cell table:style-name="Tableau1.A2" office:value-type="string">
            <text:p text:style-name="P19">Semestre 2</text:p>
          </table:table-cell>
          <table:table-cell table:style-name="Tableau1.A2" office:value-type="string">
            <text:p text:style-name="P21">Les pouvoirs de la parole</text:p>
            <text:p text:style-name="P20"/>
            <text:p text:style-name="P22">→ <text:span text:style-name="T6">De l’Antiquité à l’Âge classique</text:span></text:p>
          </table:table-cell>
          <table:table-cell table:style-name="Tableau1.C2" office:value-type="string">
            <text:p text:style-name="P20">- L’art de la parole</text:p>
            <text:p text:style-name="P20">- L’autorité de la parole</text:p>
            <text:p text:style-name="P20">- Les séductions de la parole</text:p>
          </table:table-cell>
        </table:table-row>
      </table:table>
      <text:p text:style-name="P17"/>
      <text:p text:style-name="P16"/>
      <text:p text:style-name="P10">II. <text:span text:style-name="T14">L</text:span><text:span text:style-name="T7">es </text:span>épreuve<text:span text:style-name="T7">s</text:span> du bac</text:p>
      <text:p text:style-name="P11">A. L’année de Première</text:p>
      <text:p text:style-name="P14"/>
      <text:p text:style-name="P12"><text:span text:style-name="T8">Si et seulement si</text:span> vous ne conservez pas la spécialité HLP en Terminale<text:span text:style-name="T17">, vous </text:span><text:span text:style-name="T18">serez évalué tout au long de</text:span><text:span text:style-name="T17"> l’année de Première. </text:span><text:span text:style-name="T18">Votre note de contrôle continu en HLP</text:span><text:span text:style-name="T17"> comptera </text:span><text:span text:style-name="T18">alors </text:span><text:span text:style-name="T17">avec un coefficient huit pour le bac.</text:span></text:p>
      <text:p text:style-name="P11"/>
      <text:p text:style-name="P11">B. L’année de Terminale</text:p>
      <text:p text:style-name="P4"><text:tab/>1. A l’écrit <text:span text:style-name="T9">(obligatoire : </text:span><text:span text:style-name="T10">mi-mars</text:span><text:span text:style-name="T9">)</text:span></text:p>
      <text:p text:style-name="P3"/>
      <text:p text:style-name="P8">Le jour de votre épreuve de spécialité, vous disposerez d’un sujet accompagné de deux questions : une question d’interprétation, et une question d’essai ; l’une sera de nature philosophique, l’autre de nature littéraire (nous reviendrons sur tout cela !).</text:p>
      <text:p text:style-name="P3">Vous aurez quatre heures pour réaliser ce travail. <text:span text:style-name="T14">Chaque question sera notée sur dix, et le total</text:span> comptera <text:span text:style-name="T15">pour le bac</text:span> avec un coefficient de <text:span text:style-name="T14">seize</text:span>.</text:p>
      <text:p text:style-name="P13">Sur le <text:span text:style-name="T4">site</text:span> <text:span text:style-name="T4">mirebeau-philo.fr</text:span>, retrouvez le sujet de bac de l’année dernière !<text:note text:id="ftn0" text:note-class="footnote"><text:note-citation>1</text:note-citation><text:note-body><text:p text:style-name="P1">Attention, étant donné le contexte sanitaire les sujets de l’année dernière étaient un peu particuliers : les élèves ont eu le choix entre <text:span text:style-name="T8">deux</text:span><text:span text:style-name="T13"> sujets, chacun comportant deux questions. Cette particularité ne sera pas maintenue.</text:span></text:p></text:note-body></text:note></text:p>
      <text:p text:style-name="P3"/>
      <text:p text:style-name="P4"><text:span text:style-name="T7"><text:tab/>2. Au grand oral </text:span><text:span text:style-name="T9">(éventuellement : </text:span><text:span text:style-name="T10">fin juin</text:span><text:span text:style-name="T9">)</text:span></text:p>
      <text:p text:style-name="P3"/>
      <text:p text:style-name="P6">Comme tout spécialité, si vous conservez HLP en Terminale, <text:span text:style-name="T12">il faudra prendre en compte cette spécialité pour le choix de vos deux questions. <text:s/>Le jour de l’épreuve, vous remettez au jury, sur une feuille signée par les professeurs de spécialité, l’énoncé des deux questions. Le jury en choisit une. Vous disposez de 20 minutes pour préparer votre présentation orale. Cette épreuve fait partie des 5 épreuves finales du bac, </text:span><text:span text:style-name="T15">et comptera avec un coefficient de quatorze</text:span><text:span text:style-name="T12">.</text:span></text:p>
      <text:p text:style-name="P7">Dans le cadre de la spécialité HLP, vous disposerez de nombreuses occasions pour travailler sur vos compétences à l’oral.</text:p>
      <text:p text:style-name="P3"/>
      <text:p text:style-name="P4"><text:tab/><text:span text:style-name="T16">3</text:span>. A l’oral <text:span text:style-name="T12">de rattrapage</text:span> <text:span text:style-name="T8">(éventuellement : </text:span><text:span text:style-name="T11">début juillet</text:span><text:span text:style-name="T8">)</text:span></text:p>
      <text:p text:style-name="P3"/>
      <text:p text:style-name="P3"><text:span text:style-name="T12">Une fois que toutes vos épreuves ont été passées, s</text:span>i votre moyenne <text:span text:style-name="T7">générale </text:span>au bac se situe entre 8 et 10, vous pouvez passer les épreuves orales de rattrapage. <text:span text:style-name="T12">Si</text:span> vous avez gardé HLP en Terminale, <text:span text:style-name="T5">vous pourrez choisir de repasser cette spécialité</text:span>. Dans ce cas l’épreuve consiste à présenter en vingt minutes <text:span text:style-name="T5">une question choisie par l’examinateur</text:span>. Vous disposerez de vingt minutes de préparation. <text:span text:style-name="T15">Si la note que vous obtenez est meilleure que la note obtenue à l’écrit, elle la remplace, avec le même coefficient (seize).</text:span></text:p>
      <text:p text:style-name="P3"/>
      <text:p text:style-name="P3"/>
      <text:p text:style-name="Horizontal_20_Line"/>
      <text:p text:style-name="P3"/>
      <text:p text:style-name="P2"><text:span text:style-name="T1">Contact :</text:span> Vous pouvez me joindre <text:span text:style-name="T2">par mail</text:span> sur E-lyco, ou à l’adresse vmirebeau.prof@gmail.co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1T15:31:01.587000000</meta:creation-date>
    <dc:date>2022-09-01T22:18:59.309000000</dc:date>
    <meta:editing-duration>PT5H39M37S</meta:editing-duration>
    <meta:editing-cycles>2</meta:editing-cycles>
    <meta:generator>LibreOffice/7.3.1.3$Windows_X86_64 LibreOffice_project/a69ca51ded25f3eefd52d7bf9a5fad8c90b87951</meta:generator>
    <meta:document-statistic meta:table-count="1" meta:image-count="0" meta:object-count="0" meta:page-count="1" meta:paragraph-count="29" meta:word-count="449" meta:character-count="2712" meta:non-whitespace-character-count="2287"/>
  </office:meta>
</office:document-meta>
</file>